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1cm" draw:marker-start-width="0.381cm" draw:marker-end-width="0.381cm" draw:textarea-horizontal-align="center" draw:textarea-vertical-align="middle" fo:padding-top="0.151cm" fo:padding-bottom="0.151cm" fo:padding-left="0.276cm" fo:padding-right="0.276cm"/>
    </style:style>
    <style:style style:name="gr2" style:family="graphic" style:parent-style-name="standard">
      <style:graphic-properties draw:opacity="0%" draw:auto-grow-height="false" fo:min-height="0.749cm" fo:min-width="0.499cm" fo:wrap-option="no-wrap" draw:shadow-opacity="0%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svg:stroke-width="0.051cm" draw:marker-start-width="0.381cm" draw:marker-end-width="0.381cm" draw:textarea-horizontal-align="center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dash" draw:stroke-dash="Fine_20_Dashed_20__28_var_29_" draw:textarea-horizontal-align="center" draw:textarea-vertical-align="middle"/>
    </style:style>
    <style:style style:name="gr6" style:family="graphic" style:parent-style-name="standard">
      <style:graphic-properties draw:marker-end="Arrow" draw:marker-end-width="0.102cm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right" draw:auto-grow-height="true" draw:auto-grow-width="false" fo:min-height="0.405cm" fo:min-width="1.62cm"/>
    </style:style>
    <style:style style:name="gr8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right" draw:auto-grow-height="true" draw:auto-grow-width="true" fo:min-height="0cm" fo:min-width="0cm"/>
    </style:style>
    <style:style style:name="gr10" style:family="graphic" style:parent-style-name="standard">
      <style:graphic-properties draw:ole-draw-aspect="1" style:protect="size"/>
    </style:style>
    <style:style style:name="gr11" style:family="graphic" style:parent-style-name="standard">
      <style:graphic-properties draw:stroke="none" svg:stroke-color="#000000" draw:fill="none" draw:fill-color="#ffffff" draw:textarea-horizontal-align="right" draw:auto-grow-height="true" draw:auto-grow-width="true" fo:min-height="0.481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end" style:writing-mode="rl-tb"/>
    </style:style>
    <style:style style:name="P3" style:family="paragraph">
      <style:paragraph-properties fo:text-align="end" style:writing-mode="rl-tb"/>
      <style:text-properties fo:font-family="'XB Tabriz'" style:font-pitch="variable" style:font-family-complex="'XB Tabriz'" style:font-pitch-complex="variable"/>
    </style:style>
    <style:style style:name="P4" style:family="paragraph">
      <style:paragraph-properties fo:text-align="end" style:writing-mode="rl-tb"/>
      <style:text-properties fo:font-family="'XB Tabriz'" style:font-pitch="variable" fo:font-size="12pt" style:font-size-asian="18pt" style:font-family-complex="'XB Tabriz'" style:font-pitch-complex="variable" style:font-size-complex="12pt" style:language-complex="ur" style:country-complex="PK"/>
    </style:style>
    <style:style style:name="P5" style:family="paragraph">
      <style:paragraph-properties fo:text-align="end" style:writing-mode="rl-tb"/>
      <style:text-properties fo:font-size="12pt" style:font-size-asian="18pt" style:font-size-complex="12pt"/>
    </style:style>
    <style:style style:name="P6" style:family="paragraph">
      <style:paragraph-properties fo:text-align="end" style:writing-mode="rl-tb"/>
      <style:text-properties fo:font-family="'XB Tabriz'" style:font-pitch="variable" fo:font-size="10pt" style:font-size-asian="10pt" style:font-family-complex="'XB Tabriz'" style:font-pitch-complex="variable" style:font-size-complex="10pt"/>
    </style:style>
    <style:style style:name="P7" style:family="paragraph">
      <style:paragraph-properties fo:text-align="end" style:writing-mode="rl-tb"/>
      <style:text-properties fo:font-family="'XB Tabriz'" style:font-pitch="variable"/>
    </style:style>
    <style:style style:name="P8" style:family="paragraph">
      <style:paragraph-properties fo:text-align="end" style:writing-mode="rl-tb"/>
      <style:text-properties fo:font-family="'XB Tabriz'" style:font-pitch="variable" fo:font-size="12pt" style:font-size-asian="18pt" style:font-size-complex="12pt"/>
    </style:style>
    <style:style style:name="T1" style:family="text">
      <style:text-properties fo:font-family="'XB Tabriz'" style:font-pitch="variable" fo:font-size="12pt" style:font-size-asian="18pt" style:font-family-complex="'XB Tabriz'" style:font-pitch-complex="variable" style:font-size-complex="12pt" style:language-complex="ur" style:country-complex="PK"/>
    </style:style>
    <style:style style:name="T2" style:family="text">
      <style:text-properties fo:font-size="12pt" style:font-size-asian="18pt" style:font-size-complex="12pt"/>
    </style:style>
    <style:style style:name="T3" style:family="text">
      <style:text-properties fo:font-family="Arial" style:font-style-name="Normal" style:font-family-generic="swiss" style:font-pitch="variable" fo:font-size="12pt" style:font-family-asian="Arial" style:font-style-name-asian="Normal" style:font-family-generic-asian="swiss" style:font-pitch-asian="variable" style:font-size-asian="18pt" style:font-family-complex="Arial" style:font-style-name-complex="Normal" style:font-family-generic-complex="swiss" style:font-pitch-complex="variable" style:font-size-complex="12pt"/>
    </style:style>
    <style:style style:name="T4" style:family="text">
      <style:text-properties fo:font-family="'XB Tabriz'" style:font-pitch="variable" fo:font-size="10pt" style:font-size-asian="10pt" style:font-family-complex="'XB Tabriz'" style:font-pitch-complex="variable" style:font-size-complex="10pt"/>
    </style:style>
    <style:style style:name="T5" style:family="text">
      <style:text-properties fo:font-family="'XB Tabriz'" style:font-pitch="variable" fo:font-size="12pt" style:font-size-asian="18pt" style:font-family-complex="'XB Tabriz'" style:font-pitch-complex="variable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id="id3">
          <draw:glue-point draw:id="4" svg:x="5.003cm" svg:y="-3.453cm"/>
          <draw:line draw:style-name="gr1" draw:text-style-name="P1" draw:layer="layout" svg:x1="2.834cm" svg:y1="1.609cm" svg:x2="1.621cm" svg:y2="1.611cm">
            <text:p/>
          </draw:line>
          <draw:custom-shape draw:style-name="gr2" draw:layer="layout" svg:width="1.807cm" svg:height="2.747cm" svg:x="2.428cm" svg:y="0.676cm">
            <text:p/>
            <draw:enhanced-geometry svg:viewBox="0 0 21600 21600" draw:mirror-horizontal="false" draw:mirror-vertical="false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12.9266927812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line draw:style-name="gr3" draw:text-style-name="P1" draw:layer="layout" svg:x1="4.219cm" svg:y1="0.679cm" svg:x2="4.794cm" svg:y2="0.469cm">
            <text:p/>
          </draw:line>
          <draw:line draw:style-name="gr3" draw:text-style-name="P1" draw:layer="layout" svg:x1="4.236cm" svg:y1="3.422cm" svg:x2="4.794cm" svg:y2="3.22cm">
            <text:p/>
          </draw:line>
          <draw:line draw:style-name="gr3" draw:text-style-name="P1" draw:layer="layout" svg:x1="2.428cm" svg:y1="0.679cm" svg:x2="3.03cm" svg:y2="0.486cm">
            <text:p/>
          </draw:line>
          <draw:line draw:style-name="gr3" draw:text-style-name="P1" draw:layer="layout" svg:x1="3.027cm" svg:y1="0.485cm" svg:x2="4.79cm" svg:y2="0.469cm">
            <text:p/>
          </draw:line>
          <draw:line draw:style-name="gr3" draw:text-style-name="P1" draw:layer="layout" svg:x1="4.79cm" svg:y1="0.467cm" svg:x2="4.795cm" svg:y2="3.219cm">
            <text:p/>
          </draw:line>
          <draw:line draw:style-name="gr3" draw:text-style-name="P1" draw:layer="layout" svg:x1="3.443cm" svg:y1="2.809cm" svg:x2="3.405cm" svg:y2="1.078cm">
            <text:p/>
          </draw:line>
          <draw:line draw:style-name="gr3" draw:text-style-name="P1" draw:layer="layout" svg:x1="3.444cm" svg:y1="2.809cm" svg:x2="3.805cm" svg:y2="2.809cm">
            <text:p/>
          </draw:line>
          <draw:line draw:style-name="gr3" draw:text-style-name="P1" draw:layer="layout" svg:x1="2.853cm" svg:y1="3.012cm" svg:x2="3.446cm" svg:y2="2.806cm">
            <text:p/>
          </draw:line>
          <draw:line draw:style-name="gr4" draw:text-style-name="P1" draw:layer="layout" svg:x1="2.839cm" svg:y1="2.433cm" svg:x2="3.479cm" svg:y2="2.204cm">
            <text:p/>
          </draw:line>
          <draw:line draw:style-name="gr4" draw:text-style-name="P1" draw:layer="layout" svg:x1="2.843cm" svg:y1="2.432cm" svg:x2="2.386cm" svg:y2="2.436cm">
            <text:p/>
          </draw:line>
          <draw:line draw:style-name="gr4" draw:text-style-name="P1" draw:layer="layout" svg:x1="2.384cm" svg:y1="2.435cm" svg:x2="2.44cm" svg:y2="2.418cm">
            <text:p/>
          </draw:line>
          <draw:line draw:style-name="gr4" draw:text-style-name="P1" draw:layer="layout" svg:x1="3.444cm" svg:y1="2.199cm" svg:x2="3.475cm" svg:y2="2.205cm">
            <text:p/>
          </draw:line>
          <draw:line draw:style-name="gr4" draw:text-style-name="P1" draw:layer="layout" svg:x1="2.826cm" svg:y1="2.24cm" svg:x2="3.475cm" svg:y2="2.01cm">
            <text:p/>
          </draw:line>
          <draw:line draw:style-name="gr4" draw:text-style-name="P1" draw:layer="layout" svg:x1="2.829cm" svg:y1="2.238cm" svg:x2="2.366cm" svg:y2="2.242cm">
            <text:p/>
          </draw:line>
          <draw:line draw:style-name="gr4" draw:text-style-name="P1" draw:layer="layout" svg:x1="2.364cm" svg:y1="2.242cm" svg:x2="2.421cm" svg:y2="2.225cm">
            <text:p/>
          </draw:line>
          <draw:line draw:style-name="gr4" draw:text-style-name="P1" draw:layer="layout" svg:x1="3.44cm" svg:y1="2.005cm" svg:x2="3.471cm" svg:y2="2.011cm">
            <text:p/>
          </draw:line>
          <draw:line draw:style-name="gr4" draw:text-style-name="P1" draw:layer="layout" svg:x1="2.841cm" svg:y1="1.783cm" svg:x2="3.484cm" svg:y2="1.553cm">
            <text:p/>
          </draw:line>
          <draw:line draw:style-name="gr4" draw:text-style-name="P1" draw:layer="layout" svg:x1="2.845cm" svg:y1="1.781cm" svg:x2="2.386cm" svg:y2="1.785cm">
            <text:p/>
          </draw:line>
          <draw:line draw:style-name="gr4" draw:text-style-name="P1" draw:layer="layout" svg:x1="2.384cm" svg:y1="1.784cm" svg:x2="2.44cm" svg:y2="1.767cm">
            <text:p/>
          </draw:line>
          <draw:line draw:style-name="gr4" draw:text-style-name="P1" draw:layer="layout" svg:x1="3.449cm" svg:y1="1.547cm" svg:x2="3.48cm" svg:y2="1.553cm">
            <text:p/>
          </draw:line>
          <draw:line draw:style-name="gr4" draw:text-style-name="P1" draw:layer="layout" svg:x1="2.826cm" svg:y1="2.014cm" svg:x2="3.475cm" svg:y2="1.784cm">
            <text:p/>
          </draw:line>
          <draw:line draw:style-name="gr4" draw:text-style-name="P1" draw:layer="layout" svg:x1="2.829cm" svg:y1="2.012cm" svg:x2="2.366cm" svg:y2="2.016cm">
            <text:p/>
          </draw:line>
          <draw:line draw:style-name="gr4" draw:text-style-name="P1" draw:layer="layout" svg:x1="2.364cm" svg:y1="2.016cm" svg:x2="2.421cm" svg:y2="1.999cm">
            <text:p/>
          </draw:line>
          <draw:line draw:style-name="gr4" draw:text-style-name="P1" draw:layer="layout" svg:x1="3.44cm" svg:y1="1.779cm" svg:x2="3.471cm" svg:y2="1.785cm">
            <text:p/>
          </draw:line>
          <draw:line draw:style-name="gr1" draw:text-style-name="P1" draw:layer="layout" svg:x1="2.83cm" svg:y1="1.611cm" svg:x2="3.479cm" svg:y2="1.381cm">
            <text:p/>
          </draw:line>
          <draw:line draw:style-name="gr4" draw:text-style-name="P1" draw:layer="layout" svg:x1="3.444cm" svg:y1="1.375cm" svg:x2="3.475cm" svg:y2="1.381cm">
            <text:p/>
          </draw:line>
          <draw:line draw:style-name="gr4" draw:text-style-name="P1" draw:layer="layout" svg:x1="2.828cm" svg:y1="2.692cm" svg:x2="3.477cm" svg:y2="2.462cm">
            <text:p/>
          </draw:line>
          <draw:line draw:style-name="gr4" draw:text-style-name="P1" draw:layer="layout" svg:x1="2.832cm" svg:y1="2.69cm" svg:x2="2.369cm" svg:y2="2.694cm">
            <text:p/>
          </draw:line>
          <draw:line draw:style-name="gr4" draw:text-style-name="P1" draw:layer="layout" svg:x1="2.366cm" svg:y1="2.693cm" svg:x2="2.423cm" svg:y2="2.676cm">
            <text:p/>
          </draw:line>
          <draw:line draw:style-name="gr4" draw:text-style-name="P1" draw:layer="layout" svg:x1="3.442cm" svg:y1="2.456cm" svg:x2="3.473cm" svg:y2="2.462cm">
            <text:p/>
          </draw:line>
          <draw:line draw:style-name="gr4" draw:text-style-name="P1" draw:layer="layout" svg:x1="2.428cm" svg:y1="2.499cm" svg:x2="1.617cm" svg:y2="2.499cm">
            <text:p/>
          </draw:line>
        </draw:g>
        <draw:line draw:style-name="gr5" draw:text-style-name="P2" draw:layer="layout" svg:x1="3.772cm" svg:y1="2.518cm" svg:x2="4.198cm" svg:y2="2.508cm">
          <text:p/>
        </draw:line>
        <draw:line draw:style-name="gr5" draw:text-style-name="P2" draw:layer="layout" svg:x1="4.178cm" svg:y1="2.508cm" svg:x2="4.737cm" svg:y2="2.305cm">
          <text:p/>
        </draw:line>
        <draw:line draw:style-name="gr5" draw:text-style-name="P2" draw:layer="layout" svg:x1="3.772cm" svg:y1="2.508cm" svg:x2="4.422cm" svg:y2="2.295cm">
          <text:p/>
        </draw:line>
        <draw:line draw:style-name="gr5" draw:text-style-name="P2" draw:id="id1" draw:layer="layout" svg:x1="4.402cm" svg:y1="2.305cm" svg:x2="4.747cm" svg:y2="2.295cm">
          <text:p/>
        </draw:line>
        <draw:connector draw:style-name="gr6" draw:text-style-name="P2" draw:layer="layout" draw:type="curve" svg:x1="6.113cm" svg:y1="1.792cm" svg:x2="4.574cm" svg:y2="2.295cm" draw:end-shape="id1" draw:end-glue-point="0" svg:d="m6113 1792c0 1-1539-250-1539 503">
          <text:p/>
        </draw:connector>
        <draw:frame draw:style-name="gr7" draw:text-style-name="P4" draw:id="id2" draw:layer="layout" svg:width="2.571cm" svg:height="0.911cm" svg:x="6.06cm" svg:y="0.111cm">
          <draw:text-box>
            <text:p text:style-name="P3"><text:span text:style-name="T1">مقناطیسی کور</text:span></text:p>
          </draw:text-box>
        </draw:frame>
        <draw:connector draw:style-name="gr6" draw:text-style-name="P2" draw:layer="layout" draw:type="curve" svg:x1="6.06cm" svg:y1="0.566cm" svg:x2="4.795cm" svg:y2="0.925cm" draw:start-shape="id2" draw:end-shape="id3" draw:end-glue-point="4" svg:d="m6060 566c-948 0-316 359-1265 359">
          <text:p/>
        </draw:connector>
        <draw:line draw:style-name="gr5" draw:text-style-name="P2" draw:layer="layout" svg:x1="2.641cm" svg:y1="0.822cm" svg:x2="2.641cm" svg:y2="3.219cm">
          <text:p/>
        </draw:line>
        <draw:line draw:style-name="gr5" draw:text-style-name="P2" draw:layer="layout" svg:x1="2.641cm" svg:y1="3.219cm" svg:x2="3.972cm" svg:y2="3.199cm">
          <text:p/>
        </draw:line>
        <draw:line draw:style-name="gr5" draw:text-style-name="P2" draw:id="id5" draw:layer="layout" svg:x1="3.972cm" svg:y1="3.189cm" svg:x2="3.972cm" svg:y2="0.811cm">
          <text:p/>
        </draw:line>
        <draw:line draw:style-name="gr8" draw:text-style-name="P2" draw:layer="layout" svg:x1="2.895cm" svg:y1="0.833cm" svg:x2="2.631cm" svg:y2="0.832cm">
          <text:p/>
        </draw:line>
        <draw:connector draw:style-name="gr6" draw:text-style-name="P5" draw:layer="layout" draw:type="curve" draw:line-skew="-0.069cm" svg:x1="6.435cm" svg:y1="3.666cm" svg:x2="3.972cm" svg:y2="3.189cm" draw:start-shape="id4" draw:start-glue-point="4" draw:end-shape="id5" draw:end-glue-point="2" svg:d="m6435 3666c0 879-2463 1117-2463-477">
          <text:p/>
        </draw:connector>
        <draw:frame draw:style-name="gr9" draw:text-style-name="P5" draw:layer="layout" svg:width="0.858cm" svg:height="0.747cm" svg:x="0.995cm" svg:y="1.203cm">
          <draw:text-box>
            <text:p text:style-name="P2"><text:span text:style-name="T2">+</text:span></text:p>
          </draw:text-box>
        </draw:frame>
        <draw:frame draw:style-name="gr9" draw:text-style-name="P5" draw:layer="layout" svg:width="0.654cm" svg:height="0.747cm" svg:x="1.113cm" svg:y="2.032cm">
          <draw:text-box>
            <text:p text:style-name="P2"><text:span text:style-name="T2">-</text:span></text:p>
          </draw:text-box>
        </draw:frame>
        <draw:frame draw:style-name="gr9" draw:text-style-name="P5" draw:layer="layout" svg:width="0.714cm" svg:height="0.725cm" svg:x="1.097cm" svg:y="1.652cm">
          <draw:text-box>
            <text:p text:style-name="P2"><text:span text:style-name="T3">λ</text:span></text:p>
          </draw:text-box>
        </draw:frame>
        <draw:frame draw:style-name="gr10" draw:layer="layout" svg:width="0.324cm" svg:height="0.469cm" svg:x="1.615cm" svg:y="0.659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line draw:style-name="gr6" draw:text-style-name="P5" draw:layer="layout" svg:x1="1.636cm" svg:y1="1.289cm" svg:x2="2.367cm" svg:y2="1.299cm">
          <text:p/>
        </draw:line>
        <draw:frame draw:style-name="gr9" draw:text-style-name="P6" draw:layer="layout" svg:width="0.913cm" svg:height="0.802cm" svg:x="2.892cm" svg:y="0.447cm">
          <draw:text-box>
            <text:p text:style-name="P6"><text:span text:style-name="T4">بہاؤ</text:span></text:p>
          </draw:text-box>
        </draw:frame>
        <draw:line draw:style-name="gr5" draw:text-style-name="P5" draw:layer="layout" svg:x1="3.962cm" svg:y1="0.833cm" svg:x2="3.708cm" svg:y2="0.833cm">
          <text:p/>
        </draw:line>
        <draw:frame draw:style-name="gr11" draw:text-style-name="P8" draw:id="id6" draw:layer="layout" svg:width="1.234cm" svg:height="0.911cm" svg:x="0.828cm" svg:y="3.484cm">
          <draw:text-box>
            <text:p text:style-name="P7"><text:span text:style-name="T5"><text:s/>کائل</text:span></text:p>
          </draw:text-box>
        </draw:frame>
        <draw:connector draw:style-name="gr6" draw:text-style-name="P5" draw:layer="layout" draw:type="curve" svg:x1="1.445cm" svg:y1="3.484cm" svg:x2="2.31cm" svg:y2="2.748cm" draw:start-shape="id6" draw:start-glue-point="0" svg:d="m1445 3484c0-927 865-559 865-736">
          <text:p/>
        </draw:connector>
        <draw:frame draw:style-name="gr7" draw:text-style-name="P4" draw:layer="layout" svg:width="2.327cm" svg:height="0.911cm" svg:x="5.816cm" svg:y="1.273cm">
          <draw:text-box>
            <text:p text:style-name="P3"><text:span text:style-name="T1">عمودی رقبہ</text:span></text:p>
          </draw:text-box>
        </draw:frame>
        <draw:frame draw:style-name="gr7" draw:text-style-name="P4" draw:id="id4" draw:layer="layout" svg:width="3.546cm" svg:height="0.911cm" svg:x="4.597cm" svg:y="2.909cm">
          <draw:text-box>
            <text:p text:style-name="P3"><text:span text:style-name="T1">کور کی اوسط لمبائی </text:span></text:p>
          </draw:text-box>
          <draw:glue-point draw:id="4" svg:x="0.186cm" svg:y="3.326cm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.009cm" fo:margin-left="0.991cm" fo:margin-right="0.991cm" fo:page-width="10.16cm" fo:page-height="4.44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1/content.xml><?xml version="1.0" encoding="utf-8"?>
<!DOCTYPE math  PUBLIC '-//OpenOffice.org//DTD Modified W3C MathML 1.01//EN'  'math.dtd'>
<math:math xmlns:math="http://www.w3.org/1998/Math/MathML">
  <math:semantics>
    <math:mi>i</math:mi>
    <math:annotation math:encoding="StarMath 5.0">i</math:annotation>
  </math:semantics>
</math:math>
</file>